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5pt" fo:font-weight="bold" officeooo:rsid="000d90f4" officeooo:paragraph-rsid="000d90f4"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color="#ce181e" fo:font-size="12pt" fo:font-weight="normal" officeooo:rsid="006e1d79" officeooo:paragraph-rsid="006e1d79"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color="#ce181e" fo:font-size="12pt" fo:font-weight="bold" officeooo:rsid="006da59e" officeooo:paragraph-rsid="006da59e" style:font-size-asian="10.5pt" style:font-weight-asian="bold" style:font-size-complex="12pt" style:font-weight-complex="bold"/>
    </style:style>
    <style:style style:name="P4" style:family="paragraph" style:parent-style-name="Standard">
      <style:paragraph-properties fo:text-align="center" style:justify-single-word="false"/>
      <style:text-properties fo:color="#000000" fo:font-size="15pt" fo:font-weight="bold" officeooo:rsid="000d90f4" officeooo:paragraph-rsid="000d90f4"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color="#000000" fo:font-size="15pt" fo:font-weight="bold" officeooo:rsid="00104e65" officeooo:paragraph-rsid="00104e65"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color="#000000" fo:font-size="15pt" fo:font-weight="bold" officeooo:rsid="0015d954" officeooo:paragraph-rsid="0015d954"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color="#000000" fo:font-size="15pt" fo:font-weight="bold" officeooo:rsid="001a03fd" officeooo:paragraph-rsid="001a03fd"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color="#000000" fo:font-size="15pt" fo:font-weight="bold" officeooo:rsid="0020ab57" officeooo:paragraph-rsid="0020ab57"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fo:color="#000000" fo:font-size="15pt" fo:font-weight="bold" officeooo:rsid="0023c564" officeooo:paragraph-rsid="0023c564" style:font-size-asian="13.1000003814697pt" style:font-weight-asian="bold" style:font-size-complex="15pt" style:font-weight-complex="bold"/>
    </style:style>
    <style:style style:name="P10" style:family="paragraph" style:parent-style-name="Standard">
      <style:paragraph-properties fo:text-align="center" style:justify-single-word="false"/>
      <style:text-properties fo:color="#000000" fo:font-size="15pt" fo:font-weight="bold" officeooo:rsid="0029cb19" officeooo:paragraph-rsid="0029cb19"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fo:color="#000000" fo:font-size="15pt" fo:font-weight="bold" officeooo:rsid="002cc2e1" officeooo:paragraph-rsid="002cc2e1" style:font-size-asian="13.1000003814697pt" style:font-weight-asian="bold" style:font-size-complex="15pt" style:font-weight-complex="bold"/>
    </style:style>
    <style:style style:name="P12" style:family="paragraph" style:parent-style-name="Standard">
      <style:paragraph-properties fo:text-align="center" style:justify-single-word="false"/>
      <style:text-properties fo:color="#000000" fo:font-size="15pt" fo:font-weight="bold" officeooo:rsid="00306351" officeooo:paragraph-rsid="00306351"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color="#000000" fo:font-size="15pt" fo:font-weight="bold" officeooo:rsid="00344654" officeooo:paragraph-rsid="00344654" style:font-size-asian="13.1000003814697pt" style:font-weight-asian="bold" style:font-size-complex="15pt" style:font-weight-complex="bold"/>
    </style:style>
    <style:style style:name="P14" style:family="paragraph" style:parent-style-name="Standard">
      <style:paragraph-properties fo:text-align="center" style:justify-single-word="false"/>
      <style:text-properties fo:color="#000000" fo:font-size="15pt" fo:font-weight="bold" officeooo:rsid="0038d726" officeooo:paragraph-rsid="0038d726" style:font-size-asian="13.1000003814697pt" style:font-weight-asian="bold" style:font-size-complex="15pt" style:font-weight-complex="bold"/>
    </style:style>
    <style:style style:name="P15" style:family="paragraph" style:parent-style-name="Standard">
      <style:paragraph-properties fo:text-align="center" style:justify-single-word="false"/>
      <style:text-properties fo:color="#000000" fo:font-size="15pt" fo:font-weight="bold" officeooo:rsid="003eb730" officeooo:paragraph-rsid="003eb730" style:font-size-asian="13.1000003814697pt" style:font-weight-asian="bold" style:font-size-complex="15pt" style:font-weight-complex="bold"/>
    </style:style>
    <style:style style:name="P16" style:family="paragraph" style:parent-style-name="Standard">
      <style:paragraph-properties fo:text-align="center" style:justify-single-word="false"/>
      <style:text-properties fo:color="#000000" fo:font-size="15pt" fo:font-weight="bold" officeooo:rsid="0041e93d" officeooo:paragraph-rsid="0041e93d" style:font-size-asian="13.1000003814697pt" style:font-weight-asian="bold" style:font-size-complex="15pt" style:font-weight-complex="bold"/>
    </style:style>
    <style:style style:name="P17" style:family="paragraph" style:parent-style-name="Standard">
      <style:paragraph-properties fo:text-align="center" style:justify-single-word="false"/>
      <style:text-properties fo:color="#000000" fo:font-size="15pt" fo:font-weight="bold" officeooo:rsid="004391aa" officeooo:paragraph-rsid="004391aa" style:font-size-asian="13.1000003814697pt" style:font-weight-asian="bold" style:font-size-complex="15pt" style:font-weight-complex="bold"/>
    </style:style>
    <style:style style:name="P18" style:family="paragraph" style:parent-style-name="Standard">
      <style:paragraph-properties fo:text-align="center" style:justify-single-word="false"/>
      <style:text-properties fo:color="#000000" fo:font-size="15pt" fo:font-weight="bold" officeooo:rsid="0045de48" officeooo:paragraph-rsid="0045de48" style:font-size-asian="13.1000003814697pt" style:font-weight-asian="bold" style:font-size-complex="15pt" style:font-weight-complex="bold"/>
    </style:style>
    <style:style style:name="P19" style:family="paragraph" style:parent-style-name="Standard">
      <style:paragraph-properties fo:text-align="center" style:justify-single-word="false"/>
      <style:text-properties fo:color="#000000" fo:font-size="15pt" fo:font-weight="bold" officeooo:rsid="00493f0c" officeooo:paragraph-rsid="00493f0c" style:font-size-asian="13.1000003814697pt" style:font-weight-asian="bold" style:font-size-complex="15pt" style:font-weight-complex="bold"/>
    </style:style>
    <style:style style:name="P20" style:family="paragraph" style:parent-style-name="Standard">
      <style:paragraph-properties fo:text-align="center" style:justify-single-word="false"/>
      <style:text-properties fo:color="#000000" fo:font-size="15pt" fo:font-weight="bold" officeooo:rsid="004edbdf" officeooo:paragraph-rsid="004edbdf"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fo:color="#000000" fo:font-size="15pt" fo:font-weight="bold" officeooo:rsid="0050de65" officeooo:paragraph-rsid="0050de65" style:font-size-asian="13.1000003814697pt" style:font-weight-asian="bold" style:font-size-complex="15pt" style:font-weight-complex="bold"/>
    </style:style>
    <style:style style:name="P22" style:family="paragraph" style:parent-style-name="Standard">
      <style:paragraph-properties fo:text-align="center" style:justify-single-word="false"/>
      <style:text-properties fo:color="#000000" fo:font-size="15pt" fo:font-weight="bold" officeooo:rsid="0052e286" officeooo:paragraph-rsid="0052e286" style:font-size-asian="13.1000003814697pt" style:font-weight-asian="bold" style:font-size-complex="15pt" style:font-weight-complex="bold"/>
    </style:style>
    <style:style style:name="P23" style:family="paragraph" style:parent-style-name="Standard">
      <style:paragraph-properties fo:text-align="center" style:justify-single-word="false"/>
      <style:text-properties fo:color="#000000" fo:font-size="15pt" fo:font-weight="bold" officeooo:rsid="005526d5" officeooo:paragraph-rsid="005526d5" style:font-size-asian="13.1000003814697pt" style:font-weight-asian="bold" style:font-size-complex="15pt" style:font-weight-complex="bold"/>
    </style:style>
    <style:style style:name="P24" style:family="paragraph" style:parent-style-name="Standard">
      <style:paragraph-properties fo:text-align="center" style:justify-single-word="false"/>
      <style:text-properties fo:color="#000000" fo:font-size="15pt" fo:font-weight="bold" officeooo:rsid="0059a2e3" officeooo:paragraph-rsid="0059a2e3" style:font-size-asian="13.1000003814697pt" style:font-weight-asian="bold" style:font-size-complex="15pt" style:font-weight-complex="bold"/>
    </style:style>
    <style:style style:name="P25" style:family="paragraph" style:parent-style-name="Standard">
      <style:paragraph-properties fo:text-align="center" style:justify-single-word="false"/>
      <style:text-properties fo:color="#000000" fo:font-size="15pt" fo:font-weight="bold" officeooo:rsid="005b8343" officeooo:paragraph-rsid="005b8343" style:font-size-asian="13.1000003814697pt" style:font-weight-asian="bold" style:font-size-complex="15pt" style:font-weight-complex="bold"/>
    </style:style>
    <style:style style:name="P26" style:family="paragraph" style:parent-style-name="Standard">
      <style:paragraph-properties fo:text-align="center" style:justify-single-word="false"/>
      <style:text-properties fo:color="#000000" fo:font-size="15pt" fo:font-weight="bold" officeooo:rsid="005e9c57" officeooo:paragraph-rsid="005e9c57" style:font-size-asian="13.1000003814697pt" style:font-weight-asian="bold" style:font-size-complex="15pt" style:font-weight-complex="bold"/>
    </style:style>
    <style:style style:name="P27" style:family="paragraph" style:parent-style-name="Standard">
      <style:paragraph-properties fo:text-align="center" style:justify-single-word="false"/>
      <style:text-properties fo:color="#000000" fo:font-size="15pt" fo:font-weight="bold" officeooo:rsid="00683f54" officeooo:paragraph-rsid="00683f54" style:font-size-asian="13.1000003814697pt" style:font-weight-asian="bold" style:font-size-complex="15pt" style:font-weight-complex="bold"/>
    </style:style>
    <style:style style:name="P28" style:family="paragraph" style:parent-style-name="Standard">
      <style:paragraph-properties fo:text-align="center" style:justify-single-word="false"/>
      <style:text-properties fo:color="#000000" fo:font-size="15pt" fo:font-weight="bold" officeooo:rsid="006a0deb" officeooo:paragraph-rsid="006a0deb" style:font-size-asian="13.1000003814697pt" style:font-weight-asian="bold" style:font-size-complex="15pt" style:font-weight-complex="bold"/>
    </style:style>
    <style:style style:name="P29" style:family="paragraph" style:parent-style-name="Standard">
      <style:paragraph-properties fo:text-align="center" style:justify-single-word="false"/>
      <style:text-properties fo:color="#000000" fo:font-size="15pt" fo:font-weight="bold" officeooo:rsid="006e1d79" officeooo:paragraph-rsid="006e1d79"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color="#000000" fo:font-size="12pt" fo:font-weight="normal" officeooo:rsid="000d90f4" officeooo:paragraph-rsid="000d90f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fo:font-size="12pt" fo:font-weight="normal" officeooo:rsid="000e71bd" officeooo:paragraph-rsid="000e71b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fo:font-size="12pt" fo:font-weight="normal" officeooo:rsid="00104e65" officeooo:paragraph-rsid="00104e6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fo:font-size="12pt" fo:font-weight="normal" officeooo:rsid="00123e35" officeooo:paragraph-rsid="00123e3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fo:font-size="12pt" fo:font-weight="normal" officeooo:rsid="00137ca2" officeooo:paragraph-rsid="00137ca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fo:font-size="12pt" fo:font-weight="normal" officeooo:rsid="0015d954" officeooo:paragraph-rsid="0015d95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fo:font-size="12pt" fo:font-weight="normal" officeooo:rsid="0017be4a" officeooo:paragraph-rsid="0017be4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fo:font-size="12pt" fo:font-weight="normal" officeooo:rsid="00190ddf" officeooo:paragraph-rsid="00190dd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fo:font-size="12pt" fo:font-weight="normal" officeooo:rsid="001951bf" officeooo:paragraph-rsid="001951b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fo:font-size="12pt" fo:font-weight="normal" officeooo:rsid="001a03fd" officeooo:paragraph-rsid="001a03fd"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fo:font-size="12pt" fo:font-weight="normal" officeooo:rsid="001a6f57" officeooo:paragraph-rsid="001a6f5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fo:font-weight="normal" officeooo:rsid="001c5714" officeooo:paragraph-rsid="001c571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fo:font-weight="normal" officeooo:rsid="001f61dd" officeooo:paragraph-rsid="001f61d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fo:font-weight="normal" officeooo:rsid="0021af43" officeooo:paragraph-rsid="0021af4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fo:font-weight="normal" officeooo:rsid="0023c564" officeooo:paragraph-rsid="0023c564"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fo:font-weight="normal" officeooo:rsid="0024f657" officeooo:paragraph-rsid="0024f657"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fo:font-weight="normal" officeooo:rsid="002665ac" officeooo:paragraph-rsid="002665a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fo:font-weight="normal" officeooo:rsid="002860f8" officeooo:paragraph-rsid="002860f8"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fo:font-size="12pt" fo:font-weight="normal" officeooo:rsid="0029cb19" officeooo:paragraph-rsid="0029cb19"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fo:font-weight="normal" officeooo:rsid="002a779e" officeooo:paragraph-rsid="002a779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fo:font-weight="normal" officeooo:rsid="002b8822" officeooo:paragraph-rsid="002b8822"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fo:font-weight="normal" officeooo:rsid="002cc2e1" officeooo:paragraph-rsid="002cc2e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fo:font-weight="normal" officeooo:rsid="002dc211" officeooo:paragraph-rsid="002dc211"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fo:font-weight="normal" officeooo:rsid="002dc211" officeooo:paragraph-rsid="0038d726"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fo:font-weight="normal" officeooo:rsid="002de1af" officeooo:paragraph-rsid="002de1af"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fo:font-weight="normal" officeooo:rsid="002f7d69" officeooo:paragraph-rsid="002f7d69"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fo:font-size="12pt" fo:font-weight="normal" officeooo:rsid="00321879" officeooo:paragraph-rsid="00321879"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fo:font-size="12pt" fo:font-weight="normal" officeooo:rsid="003359c4" officeooo:paragraph-rsid="003359c4"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fo:font-size="12pt" fo:font-weight="normal" officeooo:rsid="00344654" officeooo:paragraph-rsid="0034465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fo:font-size="12pt" fo:font-weight="normal" officeooo:rsid="0034eba9" officeooo:paragraph-rsid="0034eba9"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fo:font-size="12pt" fo:font-weight="normal" officeooo:rsid="0036a926" officeooo:paragraph-rsid="0036a926"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fo:font-size="12pt" fo:font-weight="normal" officeooo:rsid="0038375c" officeooo:paragraph-rsid="0038375c"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fo:font-size="12pt" fo:font-weight="normal" officeooo:rsid="0038d726" officeooo:paragraph-rsid="0038d726"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fo:font-size="12pt" fo:font-weight="normal" officeooo:rsid="0039c2c1" officeooo:paragraph-rsid="0039c2c1"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000000" fo:font-size="12pt" fo:font-weight="normal" officeooo:rsid="003b91ab" officeooo:paragraph-rsid="003b91ab"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000000" fo:font-size="12pt" fo:font-weight="normal" officeooo:rsid="003d0146" officeooo:paragraph-rsid="003d014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fo:font-size="12pt" fo:font-weight="normal" officeooo:rsid="003eb730" officeooo:paragraph-rsid="003eb73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000000" fo:font-size="12pt" fo:font-weight="normal" officeooo:rsid="003f8f73" officeooo:paragraph-rsid="003f8f73"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fo:font-size="12pt" fo:font-weight="normal" officeooo:rsid="00410d09" officeooo:paragraph-rsid="00410d09"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fo:font-size="12pt" fo:font-weight="normal" officeooo:rsid="0041e93d" officeooo:paragraph-rsid="0041e93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fo:font-size="12pt" fo:font-weight="normal" officeooo:rsid="004230a2" officeooo:paragraph-rsid="004230a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000000" fo:font-size="12pt" fo:font-weight="normal" officeooo:rsid="004230a2" officeooo:paragraph-rsid="00480284"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000000" fo:font-size="12pt" fo:font-weight="normal" officeooo:rsid="004391aa" officeooo:paragraph-rsid="004391aa"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color="#000000" fo:font-size="12pt" fo:font-weight="normal" officeooo:rsid="00444a02" officeooo:paragraph-rsid="00444a02"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fo:font-size="12pt" fo:font-weight="normal" officeooo:rsid="0045de48" officeooo:paragraph-rsid="0045de48" style:font-size-asian="10.5pt" style:font-weight-asian="normal" style:font-size-complex="12pt" style:font-weight-complex="normal"/>
    </style:style>
    <style:style style:name="P75" style:family="paragraph" style:parent-style-name="Standard">
      <style:paragraph-properties fo:text-align="center" style:justify-single-word="false"/>
      <style:text-properties fo:color="#000000" fo:font-size="12pt" fo:font-weight="normal" officeooo:rsid="0045de48" officeooo:paragraph-rsid="0045de48"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fo:font-size="12pt" fo:font-weight="normal" officeooo:rsid="00479792" officeooo:paragraph-rsid="00479792"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color="#000000" fo:font-size="12pt" fo:font-weight="normal" officeooo:rsid="00480284" officeooo:paragraph-rsid="00480284"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fo:font-size="12pt" fo:font-weight="normal" officeooo:rsid="00493f0c" officeooo:paragraph-rsid="00493f0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fo:font-size="12pt" fo:font-weight="normal" officeooo:rsid="004a2c64" officeooo:paragraph-rsid="004a2c6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fo:font-size="12pt" fo:font-weight="normal" officeooo:rsid="004c10fa" officeooo:paragraph-rsid="004c10fa"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fo:font-size="12pt" fo:font-weight="normal" officeooo:rsid="004dc009" officeooo:paragraph-rsid="004dc009"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fo:font-size="12pt" fo:font-weight="normal" officeooo:rsid="004edbdf" officeooo:paragraph-rsid="004edbdf"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fo:font-size="12pt" fo:font-weight="normal" officeooo:rsid="004fd13b" officeooo:paragraph-rsid="004fd13b"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fo:font-size="12pt" fo:font-weight="normal" officeooo:rsid="0050de65" officeooo:paragraph-rsid="0050de65"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fo:font-size="12pt" fo:font-weight="normal" officeooo:rsid="00514ad3" officeooo:paragraph-rsid="00514ad3"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fo:font-size="12pt" fo:font-weight="normal" officeooo:rsid="00516ff6" officeooo:paragraph-rsid="00516ff6"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fo:font-size="12pt" fo:font-weight="normal" officeooo:rsid="0052e286" officeooo:paragraph-rsid="0052e286"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fo:font-size="12pt" fo:font-weight="normal" officeooo:rsid="00539021" officeooo:paragraph-rsid="00539021"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fo:font-size="12pt" fo:font-weight="normal" officeooo:rsid="00545e17" officeooo:paragraph-rsid="00545e17"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fo:font-size="12pt" fo:font-weight="normal" officeooo:rsid="005526d5" officeooo:paragraph-rsid="005526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fo:font-size="12pt" fo:font-weight="normal" officeooo:rsid="0057e73e" officeooo:paragraph-rsid="0057e73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fo:font-size="12pt" fo:font-weight="normal" officeooo:rsid="0059a2e3" officeooo:paragraph-rsid="0059a2e3"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fo:font-size="12pt" fo:font-weight="normal" officeooo:rsid="005addd8" officeooo:paragraph-rsid="005addd8"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fo:font-size="12pt" fo:font-weight="normal" officeooo:rsid="005b3026" officeooo:paragraph-rsid="005b3026"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fo:font-size="12pt" fo:font-weight="normal" officeooo:rsid="005b8343" officeooo:paragraph-rsid="005b8343"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fo:font-size="12pt" fo:font-weight="normal" officeooo:rsid="005cf6e3" officeooo:paragraph-rsid="005cf6e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fo:font-size="12pt" fo:font-weight="normal" officeooo:rsid="005e55a8" officeooo:paragraph-rsid="005e55a8"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fo:font-size="12pt" fo:font-weight="normal" officeooo:rsid="005e9c57" officeooo:paragraph-rsid="005e9c57"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color="#000000" fo:font-size="12pt" fo:font-weight="normal" officeooo:rsid="006080b0" officeooo:paragraph-rsid="006080b0"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000000" fo:font-size="12pt" fo:font-weight="normal" officeooo:rsid="00623ebc" officeooo:paragraph-rsid="00623ebc"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color="#000000" fo:font-size="12pt" fo:font-weight="normal" officeooo:rsid="006348e2" officeooo:paragraph-rsid="006348e2"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color="#000000" fo:font-size="12pt" fo:font-weight="normal" officeooo:rsid="0063f8e5" officeooo:paragraph-rsid="0063f8e5"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fo:font-size="12pt" fo:font-weight="normal" officeooo:rsid="0064e008" officeooo:paragraph-rsid="0064e008"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color="#000000" fo:font-size="12pt" fo:font-weight="normal" officeooo:rsid="0066cf46" officeooo:paragraph-rsid="0066cf46"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fo:font-size="12pt" fo:font-weight="normal" officeooo:rsid="00683f54" officeooo:paragraph-rsid="00683f54"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fo:font-size="12pt" fo:font-weight="normal" officeooo:rsid="006a0deb" officeooo:paragraph-rsid="006a0deb" style:font-size-asian="10.5pt" style:font-weight-asian="normal" style:font-size-complex="12pt" style:font-weight-complex="normal"/>
    </style:style>
    <style:style style:name="P107" style:family="paragraph" style:parent-style-name="Standard">
      <style:paragraph-properties fo:text-align="center" style:justify-single-word="false"/>
      <style:text-properties fo:color="#000000" fo:font-size="12pt" fo:font-weight="normal" officeooo:rsid="006a0deb" officeooo:paragraph-rsid="006a0deb"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fo:font-size="12pt" fo:font-weight="normal" officeooo:rsid="006aeb6c" officeooo:paragraph-rsid="006a0deb"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fo:font-size="12pt" fo:font-weight="normal" officeooo:rsid="006aeb6c" officeooo:paragraph-rsid="006aeb6c"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fo:font-size="12pt" fo:font-weight="normal" officeooo:rsid="006b1502" officeooo:paragraph-rsid="006b1502"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000000" fo:font-size="12pt" fo:font-weight="normal" officeooo:rsid="006cd205" officeooo:paragraph-rsid="006cd205"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fo:font-size="12pt" fo:font-weight="normal" officeooo:rsid="006ce81b" officeooo:paragraph-rsid="006ce81b"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fo:font-size="12pt" fo:font-weight="normal" officeooo:rsid="006d1faa" officeooo:paragraph-rsid="006d1fa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fo:font-size="12pt" fo:font-weight="normal" officeooo:rsid="006da59e" officeooo:paragraph-rsid="006da59e" style:font-size-asian="10.5pt" style:font-weight-asian="normal" style:font-size-complex="12pt" style:font-weight-complex="normal"/>
    </style:style>
    <style:style style:name="T1" style:family="text">
      <style:text-properties officeooo:rsid="001a6f57"/>
    </style:style>
    <style:style style:name="T2" style:family="text">
      <style:text-properties officeooo:rsid="001d7771"/>
    </style:style>
    <style:style style:name="T3" style:family="text">
      <style:text-properties officeooo:rsid="0020ab57"/>
    </style:style>
    <style:style style:name="T4" style:family="text">
      <style:text-properties style:text-position="super 58%"/>
    </style:style>
    <style:style style:name="T5" style:family="text">
      <style:text-properties officeooo:rsid="0022f696"/>
    </style:style>
    <style:style style:name="T6" style:family="text">
      <style:text-properties officeooo:rsid="002de1af"/>
    </style:style>
    <style:style style:name="T7" style:family="text">
      <style:text-properties officeooo:rsid="0034eba9"/>
    </style:style>
    <style:style style:name="T8" style:family="text">
      <style:text-properties officeooo:rsid="0038d726"/>
    </style:style>
    <style:style style:name="T9" style:family="text">
      <style:text-properties officeooo:rsid="003f8f73"/>
    </style:style>
    <style:style style:name="T10" style:family="text">
      <style:text-properties officeooo:rsid="00480284"/>
    </style:style>
    <style:style style:name="T11" style:family="text">
      <style:text-properties officeooo:rsid="004c10fa"/>
    </style:style>
    <style:style style:name="T12" style:family="text">
      <style:text-properties officeooo:rsid="004dc009"/>
    </style:style>
    <style:style style:name="T13" style:family="text">
      <style:text-properties officeooo:rsid="00539021"/>
    </style:style>
    <style:style style:name="T14" style:family="text">
      <style:text-properties officeooo:rsid="00545e17"/>
    </style:style>
    <style:style style:name="T15" style:family="text">
      <style:text-properties officeooo:rsid="005addd8"/>
    </style:style>
    <style:style style:name="T16" style:family="text">
      <style:text-properties officeooo:rsid="006348e2"/>
    </style:style>
    <style:style style:name="T17" style:family="text">
      <style:text-properties officeooo:rsid="0066cf46"/>
    </style:style>
    <style:style style:name="T18" style:family="text">
      <style:text-properties officeooo:rsid="00683f54"/>
    </style:style>
    <style:style style:name="T19" style:family="text">
      <style:text-properties officeooo:rsid="006b1502"/>
    </style:style>
    <style:style style:name="T20" style:family="text">
      <style:text-properties officeooo:rsid="006ce81b"/>
    </style:style>
    <style:style style:name="T21" style:family="text">
      <style:text-properties officeooo:rsid="006d1faa"/>
    </style:style>
    <style:style style:name="T22" style:family="text">
      <style:text-properties officeooo:rsid="007002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King Ercaid “<text:span text:style-name="T18">The Cruel”</text:span> of Midde Ireland</text:p>
      <text:p text:style-name="P1"/>
      <text:p text:style-name="P4">1101</text:p>
      <text:p text:style-name="P4"/>
      <text:p text:style-name="P30">16 April</text:p>
      <text:p text:style-name="P30"/>
      <text:p text:style-name="P30">My father was found dead in his bed by my mother. I was already in the fields preparing our men. My coronation was brief. I am transfixed upon the conquest and unification of Ireland, My Destiny, but my bloody head hasnt quit pounding in days!</text:p>
      <text:p text:style-name="P30"/>
      <text:p text:style-name="P30">27 April</text:p>
      <text:p text:style-name="P30"/>
      <text:p text:style-name="P30">GOD DAMMIT! My head is screaming in pain, my soldiers tell me they will not fight in a war for me and that my nephew is the true heir. My father set this all up FOR ME. I am the destined KING OF IRELAND. And my wife wont even bear to be around me… So much for a happy coronating event. No matter…</text:p>
      <text:p text:style-name="P30"/>
      <text:p text:style-name="P30">6 June</text:p>
      <text:p text:style-name="P30"/>
      <text:p text:style-name="P30">My wife is pregnant and I am dealing with the Vassals demanding a title be distributed… MY father held all three no problem…</text:p>
      <text:p text:style-name="P30"/>
      <text:p text:style-name="P31">15 June</text:p>
      <text:p text:style-name="P31"/>
      <text:p text:style-name="P31">The vassals have relented and agreed that I am my father’s rightful heir. They make it apparently clear that in the days of my grandfather the lousy Earl was killed… I understand my place and will prove it to the world on the battlefield.</text:p>
      <text:p text:style-name="P31"/>
      <text:p text:style-name="P31">17 July</text:p>
      <text:p text:style-name="P31"/>
      <text:p text:style-name="P31">My wife’s pregnancy cravings have become very strange indeed, and expensive. My heir is worth it. God my HEAD!</text:p>
      <text:p text:style-name="P31"/>
      <text:p text:style-name="P31">11 October</text:p>
      <text:p text:style-name="P31"/>
      <text:p text:style-name="P31">At long last I am feeling myself again. The death of my father must have been rough on me. I should take it easy.</text:p>
      <text:p text:style-name="P31"/>
      <text:p text:style-name="P32">5 December</text:p>
      <text:p text:style-name="P32"/>
      <text:p text:style-name="P32">Caicher my father’s trusy Chancellor and Commander, not to mention tutor and great man all around has died. I must select a new chancellor from many who I do not believe will do a good job…</text:p>
      <text:p text:style-name="P32"/>
      <text:p text:style-name="P32"/>
      <text:p text:style-name="P5">1102</text:p>
      <text:p text:style-name="P5"/>
      <text:p text:style-name="P32"><text:soft-page-break/>I have spent most of our funds searching for a new chancellor in Ireland. I may need to start looking further from home… In the meantime I will appoint a standin to go and convince the people of Brief to abandon their Welsh lords and embrace ours… I do not hold my breath…</text:p>
      <text:p text:style-name="P32"/>
      <text:p text:style-name="P32">6 January</text:p>
      <text:p text:style-name="P32"/>
      <text:p text:style-name="P32">My daughter Sinech was born this morning. I have assured the people she is my heir! Mostly to discourage the small but existant sect of my Nephew Mael</text:p>
      <text:p text:style-name="P32"/>
      <text:p text:style-name="P33">17 February</text:p>
      <text:p text:style-name="P33"/>
      <text:p text:style-name="P33">I have sent for (at great expense!) the greatest diplomat on the continet. I have resolved the issue of my inheritance as well. My plan: Should they both reach adulthood I shall have Sinech and Mael married. This will put to rest any factioning (a chief concern of my father) and give them both their rightful title (King and Queen of Midde Ireland) AND will allow me to focus on conquest rather than politics.</text:p>
      <text:p text:style-name="P33"/>
      <text:p text:style-name="P34">16 December</text:p>
      <text:p text:style-name="P34"/>
      <text:p text:style-name="P34">Norway has taken Gwynedd and a pretender sits on their Island. The deeds of my father have almost gone forgotten. Soon Norway will re-take all of England and continue with their Scottish Conquest…</text:p>
      <text:p text:style-name="P34"/>
      <text:p text:style-name="P6">1103</text:p>
      <text:p text:style-name="P6"/>
      <text:p text:style-name="P35">16 January</text:p>
      <text:p text:style-name="P35"/>
      <text:p text:style-name="P35">My time of triumph draws near. Our soldiers are ready for battle and I am ready to lead them. We will strike soon!</text:p>
      <text:p text:style-name="P35"/>
      <text:p text:style-name="P36">3 February</text:p>
      <text:p text:style-name="P36"/>
      <text:p text:style-name="P36">While the King of Deheubarth Gruffydd III is busy with a domestic matter on Great Britain I have seized the opprotunity to invade the county Breife. While it is no secret that the merchants of Breife certainly trade with Norway war must be won agains Gruffydd III who stands to loose the most as the middle man between their two trades. I am pursuing an Ireland for the Irish campaign to unite us all as celts against foreign influence on our isle.</text:p>
      <text:p text:style-name="P36"/>
      <text:p text:style-name="P36">7 February</text:p>
      <text:p text:style-name="P36"/>
      <text:p text:style-name="P36">I ride with the armies of Dublin south to hold their invasion force. I have sent the men of Meathe north under the command of my captains.</text:p>
      <text:p text:style-name="P36"/>
      <text:p text:style-name="P36">15 February</text:p>
      <text:p text:style-name="P36"/>
      <text:p text:style-name="P36">I have captured some 21 men I found who worked the ferry between Laigan and Deheubarth.</text:p>
      <text:p text:style-name="P36"/>
      <text:p text:style-name="P36">1 March</text:p>
      <text:p text:style-name="P36"/>
      <text:p text:style-name="P36"><text:soft-page-break/>I have set up entrenchments along the coast in preparation for an expected assault. I am informed that the siege has been laid around castle Dromahair in Breife and that they are exceptionally well provisioned and may last out till winter. My men outnumber theirs nearly 2 to 1.</text:p>
      <text:p text:style-name="P36"/>
      <text:p text:style-name="P37">23 March</text:p>
      <text:p text:style-name="P37"/>
      <text:p text:style-name="P37">In an effort to hasten the war I will go on the offensive and go to Breife myself.</text:p>
      <text:p text:style-name="P37"/>
      <text:p text:style-name="P37">10 May</text:p>
      <text:p text:style-name="P37"/>
      <text:p text:style-name="P37">I arrived at castle Dromahair about a week ago. Our forces are the most powerful in Ireland and even the petty kingdoms of Wales now fear our strength. While passing through Dublin I payed a visit to my brother’s wife, Cecilie, who has been imprisoned for conspiracy to commit treason as she wanted to see me dead. I beat her savagely as a form of excersise and warm up for the war to come.</text:p>
      <text:p text:style-name="P37"/>
      <text:p text:style-name="P37">25 June</text:p>
      <text:p text:style-name="P37"/>
      <text:p text:style-name="P37">The siege continues without a drop of blood spilled. They are indeed well supplied but I expect them to <text:s/>surrender before harvest season.</text:p>
      <text:p text:style-name="P37"/>
      <text:p text:style-name="P37">16 July</text:p>
      <text:p text:style-name="P37"/>
      <text:p text:style-name="P37">Several spies have come to our camp at night from over the walls and are helping us to end this siege. I suspect they would welcom an Irish King over a Norwegian tyrant as well…</text:p>
      <text:p text:style-name="P37"/>
      <text:p text:style-name="P38">28 July</text:p>
      <text:p text:style-name="P38"/>
      <text:p text:style-name="P38">The knights have surrendered, the castle is mine!</text:p>
      <text:p text:style-name="P38"/>
      <text:p text:style-name="P38">23 August</text:p>
      <text:p text:style-name="P38"/>
      <text:p text:style-name="P38">My nephew and squire in this war Mael has been spending all his time at the camp kitchens. I have ordered him to begin sword practice and he seems to have no fear with his training coach. A brave lad.</text:p>
      <text:p text:style-name="P38"/>
      <text:p text:style-name="P38">24 September</text:p>
      <text:p text:style-name="P38"/>
      <text:p text:style-name="P38">My armies were attacked suddenly today by many men. Over 100 of our finest men were killed. We will avenge this! I am going after the bishop and send my calvary through the fields in search of any we may deem “a terrorist”</text:p>
      <text:p text:style-name="P38"/>
      <text:p text:style-name="P38">11 October</text:p>
      <text:p text:style-name="P38"/>
      <text:p text:style-name="P38">Another 100 men killed this week. We have lost all together nearly 300 since February… I have ordered my men to prepare to weather the winter in county Breife.</text:p>
      <text:p text:style-name="P38"/>
      <text:p text:style-name="P38">14 November</text:p>
      <text:p text:style-name="P38"/>
      <text:p text:style-name="P38">British Soldiers are in Dublin County. We ride at once to protect our court!</text:p>
      <text:p text:style-name="P38"/>
      <text:p text:style-name="P38"><text:soft-page-break/>28 November</text:p>
      <text:p text:style-name="P38"/>
      <text:p text:style-name="P38">In the morning we engage an army headed by King Gruffydd III himself. We will be victorious. We outnumber him 2 to 1 AND I am much more familiar with the terrain than he! Time to teach the invaders who is incharge of this island!</text:p>
      <text:p text:style-name="P38"/>
      <text:p text:style-name="P39">24 December</text:p>
      <text:p text:style-name="P39"/>
      <text:p text:style-name="P39">After a long month of killing the King flees from Ireland back to Britain! I am only dissapointed he <text:span text:style-name="T1">was only defeated and lost a leg,</text:span> alluded my capture. Of his 1200 invading men only half may remain. We lost some 150 during the fighting…</text:p>
      <text:p text:style-name="P39"/>
      <text:p text:style-name="P7">1104</text:p>
      <text:p text:style-name="P7"/>
      <text:p text:style-name="P39">1 January</text:p>
      <text:p text:style-name="P39"><text:line-break/>Celebrating my victory at Christmas with my entire family at the court that I just rescued from invasion was certainly uplifting. We now return to Breife to continue our peace keeping mission…</text:p>
      <text:p text:style-name="P39"/>
      <text:p text:style-name="P39">11 March</text:p>
      <text:p text:style-name="P39"/>
      <text:p text:style-name="P39">British raiders led by a Deheubarth Bishop have landed at Dublin! I am forced to make a decision: Do I remain in Breife and consolodate my rule? Or return to Dublin, prolong the war but hold a safer home base. I declare my militia capable to handle such a small insurrection. Should more troops, or the King be seen, then I will take personal action but for now my thoughts are bent towards owning county Breife.</text:p>
      <text:p text:style-name="P39"/>
      <text:p text:style-name="P39">26 April</text:p>
      <text:p text:style-name="P39"/>
      <text:p text:style-name="P39">The people, church, and lords of Breife have all sworn a sollumn oath to me in the great hall of castle Dromahair. I am their King. I return to Dublin to quell the insurection then perhaps must show the Petty King of Deheubarth that I also can cross a small body of water…</text:p>
      <text:p text:style-name="P39"/>
      <text:p text:style-name="P40">14 June</text:p>
      <text:p text:style-name="P40"/>
      <text:p text:style-name="P40">Though a formal surrender has not yet occurred, I have no interest in invastion of Great Britain and have dissmissed my soldiers considering my war won. In order to consolodate my rule and placate the vassals I believe I will need to forfit one of my titles of Meathe…</text:p>
      <text:p text:style-name="P40"/>
      <text:p text:style-name="P41">3 September</text:p>
      <text:p text:style-name="P41"/>
      <text:p text:style-name="P41">In response to the outcry against my...un-christian disposition. I have sent for a holy man from France to be put up in my Castle and become my new court chaplain. I still dont personally care for religion but I hope to placate the masses.</text:p>
      <text:p text:style-name="P41"/>
      <text:p text:style-name="P41">7 September</text:p>
      <text:p text:style-name="P41"/>
      <text:p text:style-name="P41"><text:soft-page-break/>Mael has been made Earl of Westmeathe. He now has the same power his own grandfather and namesake had when he inherited our great dynatic position of leadership some 31 years ago. Now we are the dominant clan of Ireland and I hope to unite the entire Island under my flag.</text:p>
      <text:p text:style-name="P41"/>
      <text:p text:style-name="P41">17 September</text:p>
      <text:p text:style-name="P41"/>
      <text:p text:style-name="P41">The new holy man of France, Hugues, is a lovely man and provides me exactly what I sought: the appearance of piety. As a return of favor I have granted him the churches of Briefe. At the announcement he mentioned that the Duchy of Champagne in France was under unsteady leadership and that I could be installed as easily as anyone. However my personal vendetta is squarely set on uniting Ireland and siring a more legitamate, male heir, though Mael is also now beginning to feel much like my own son having raised him for <text:span text:style-name="T2">nearly 8 years now…</text:span></text:p>
      <text:p text:style-name="P41"/>
      <text:p text:style-name="P42">30 November</text:p>
      <text:p text:style-name="P42"/>
      <text:p text:style-name="P42">I have been thinking about my brother. He was a good man and I miss him dearly. I wish he were here by my side, he was much better with the numbers, and the running of beurocracy than I am. I only excell on the battlefield. Together we were a great force and now, I am forced to do the job of two men. The state of Western Europe is made bleaker still: King Olav of Norway has eliminated the organized rebellion against his rule in England and now rules more land than even his father Emperor Hardride of the North. My sister will marry a son of Olav in a few short months as I see the importance of fostering a peaceful relationship with the most powerful force west of the Kaiser. <text:span text:style-name="T3">Gallica secures much of western hispania from the Moors and Byzantium is split in two! Already weakened by the invasion of Rum in-fighting within the empire tears the already small “empire” in half east and west. I only hope to keep our good Ireland Green.</text:span></text:p>
      <text:p text:style-name="P42"/>
      <text:p text:style-name="P8">1105</text:p>
      <text:p text:style-name="P8"/>
      <text:p text:style-name="P43">8 October</text:p>
      <text:p text:style-name="P43"/>
      <text:p text:style-name="P43">My 25<text:span text:style-name="T4">th</text:span> birthday. I have spent the year preparing the soldiers for battle. <text:span text:style-name="T5">To the south the kingdom of Laigan has built up a great military power as well. Their people keep farms as close as 50 miles from my castle and I do not fear a war at the moment but I do suspect it is coming and there is nothing I can do to stop it. If Ireland is to stay Irish we need to be united agains invaders. If we are to be united then there can be only one king. And if there can be only one king, there can be only one great military power on the island: My military power. The king of Laigan and I will ulitimatly come into conflict and I must ensure my soldiers are better prepared than his. I believe investment in our military, specifiaclly in better provisions, and new training areas will be our success.</text:span></text:p>
      <text:p text:style-name="P43"/>
      <text:p text:style-name="P44">25 October</text:p>
      <text:p text:style-name="P44"/>
      <text:p text:style-name="P44">Mael’s 9<text:span text:style-name="T4">th</text:span> birthday was this week and the boy still has not finished his cake. He tells me he fears becoming fat and sick like his father. He is certainly a smart kid.</text:p>
      <text:p text:style-name="P44"/>
      <text:p text:style-name="P9">1106</text:p>
      <text:p text:style-name="P9"/>
      <text:p text:style-name="P45">31 May</text:p>
      <text:p text:style-name="P45"/>
      <text:p text:style-name="P45"><text:soft-page-break/>Our next target is to be the county of Ui Maine on the western shores of the great River Shannon. We could strike immediately but I want to improve the economy of Dublin before I move on more acquisitions. I desire skilled tradespeople and their lucrative works to be brought to my castle. I may put the invasion off for some time. Plus I have no meaningful excuse to the world that there are foreigners at our doorstep and I risk plunging all of Ireland into chaos. Though our forces are great I cannot guarrrantee a victory over the Kingdom of Laigan to our south, let alone a three front war agains all other petty kings, Earls, and Celtic Cheifs of our Island. Perhaps I can persuade some to join my cause peacably but I know little of coercion with words and I am much better with a sword.</text:p>
      <text:p text:style-name="P45"/>
      <text:p text:style-name="P46">8 June</text:p>
      <text:p text:style-name="P46"/>
      <text:p text:style-name="P46">My wife has complained that I do not spend enough time with her. Does she not understand the importance of a strong Ireland? My men of the Midde must be stalwart and the military crown jewel of all celts, and ispiration to the world! I have bought Fenella some ruby earings worth 3 months of taxes to placate her. She seems downright giddy…</text:p>
      <text:p text:style-name="P46"/>
      <text:p text:style-name="P46">23 July</text:p>
      <text:p text:style-name="P46"/>
      <text:p text:style-name="P46">I have begun bringing my daughter Sinech with me while I tutor Mael. The two of them are close and I hope will rule as King and Quenn of Ireland. I need her to be quite ready to lead just as much as Mael as I personally consider them equal and wish for that to show in their inheritance.</text:p>
      <text:p text:style-name="P46"/>
      <text:p text:style-name="P47">6 October</text:p>
      <text:p text:style-name="P47"/>
      <text:p text:style-name="P47">Fenella has told me she is pregnant… This will complicate my plans for dynastic inheritance…</text:p>
      <text:p text:style-name="P47"/>
      <text:p text:style-name="P48">23 November</text:p>
      <text:p text:style-name="P48"/>
      <text:p text:style-name="P48">Mael has given his new toy to the smith’s son. Charitable and becoming a right saint. I hope he need never lead our armies in battle haha he is much like my father and I am happy to see him turn out so right.</text:p>
      <text:p text:style-name="P48"/>
      <text:p text:style-name="P10">1107</text:p>
      <text:p text:style-name="P10"/>
      <text:p text:style-name="P48">5 January</text:p>
      <text:p text:style-name="P48"/>
      <text:p text:style-name="P48">My sister, Muirigel the slow, has been sent to marry a prince of Norway. I only relented because I am ashamed of her and welcome the dogs of Norway to have her at their own peril.</text:p>
      <text:p text:style-name="P48"/>
      <text:p text:style-name="P48">7 February</text:p>
      <text:p text:style-name="P48"/>
      <text:p text:style-name="P48">I have sent for some handmaids for my wife to keep her content through her difficult pregnancy</text:p>
      <text:p text:style-name="P48"/>
      <text:p text:style-name="P48">9 February</text:p>
      <text:p text:style-name="P48"/>
      <text:p text:style-name="P48">Olav the King of Norway has aknowlegded to me he has no interest at the moment in Ireland and that if I manage to unify the Island it is my families. This is amazing news and I rejoice for having his word. <text:soft-page-break/>Though he does not wish to form an alliance nor help me with my wars he does agree to keep clear of our lands!</text:p>
      <text:p text:style-name="P48"/>
      <text:p text:style-name="P49">5 March</text:p>
      <text:p text:style-name="P49"/>
      <text:p text:style-name="P49">A group of messengers appeared today asking ME to pay them tribute. I had their hats nailed to their heads…</text:p>
      <text:p text:style-name="P49"/>
      <text:p text:style-name="P49">1 May</text:p>
      <text:p text:style-name="P49"/>
      <text:p text:style-name="P49">Grainne has been sent to marry a Prince of Hungary</text:p>
      <text:p text:style-name="P49"/>
      <text:p text:style-name="P49">6 May</text:p>
      <text:p text:style-name="P49"/>
      <text:p text:style-name="P49">My first son was born today. A strong and healthy boy, I named him Cuan after my brother, his dead uncle and former heir to the Kingdom of Midde Ireland. May he be healthier than his namesake…</text:p>
      <text:p text:style-name="P49"/>
      <text:p text:style-name="P50">22 July</text:p>
      <text:p text:style-name="P50"/>
      <text:p text:style-name="P50">A new pope Stephanus X has come to power and his holdings of Benevito are threatened by invasion, his holiness fights on the fields…</text:p>
      <text:p text:style-name="P50"/>
      <text:p text:style-name="P51">23 December</text:p>
      <text:p text:style-name="P51"/>
      <text:p text:style-name="P51">At our family festive gathering a great commotion has begun because my nephew Mael called Donnchad and his wife fat. They are fat and I praised him for his honesty.</text:p>
      <text:p text:style-name="P51"/>
      <text:p text:style-name="P11">1108</text:p>
      <text:p text:style-name="P11"/>
      <text:p text:style-name="P52">29 April</text:p>
      <text:p text:style-name="P52"/>
      <text:p text:style-name="P52">I have begun construction of a toll booth for people passing through Dublin. I am hoping the extra money will help me raise a larger and grander army in the coming years.</text:p>
      <text:p text:style-name="P52"/>
      <text:p text:style-name="P52">3 July</text:p>
      <text:p text:style-name="P52"/>
      <text:p text:style-name="P52">An epidemic of Consumption has struck northern Ireland and Scotland. My people are unnafected so far but knowing how fast these things can spread we must be worried.</text:p>
      <text:p text:style-name="P52"/>
      <text:p text:style-name="P52">9 July</text:p>
      <text:p text:style-name="P52"/>
      <text:p text:style-name="P52">My mother died last night peacefully in her sleep. A wonderful woman that we all miss dearly. RIP Agnes.</text:p>
      <text:p text:style-name="P52"/>
      <text:p text:style-name="P52">6 August</text:p>
      <text:p text:style-name="P52"/>
      <text:p text:style-name="P52"><text:soft-page-break/>I brought a bout of bankruptcy In order to bring in a great catholic philosopher to my court. He will tell me the legal ways of Italy and hopefully help me to consolodate my rule over Ireland. <text:span text:style-name="T6">Unfortunately I cannot sponser the Miracle Play of Jesus on the Cross this year…</text:span></text:p>
      <text:p text:style-name="P52"/>
      <text:p text:style-name="P54">7 September</text:p>
      <text:p text:style-name="P54"/>
      <text:p text:style-name="P54">The consumption seems to have gone from Ireland and never even touched our people. Great news indeed.</text:p>
      <text:p text:style-name="P54"/>
      <text:p text:style-name="P54">17 November</text:p>
      <text:p text:style-name="P54"/>
      <text:p text:style-name="P54">I must admit I am becoming fat, but the idea of changing the way I live is unbearable. Better to withstand the backhanded comments than suffer a diet.</text:p>
      <text:p text:style-name="P54"/>
      <text:p text:style-name="P55">13 December</text:p>
      <text:p text:style-name="P55"/>
      <text:p text:style-name="P55">My own sister Grianne want me dead…</text:p>
      <text:p text:style-name="P55"/>
      <text:p text:style-name="P55">16 December</text:p>
      <text:p text:style-name="P55"/>
      <text:p text:style-name="P55">My wife came to talk to me about my eating habits. I told her it was none of her buisiness and that I was king! Besides its becoming of a King to eat to his content and display the ultimate proof of power, the power to be fat! I love to eat!</text:p>
      <text:p text:style-name="P55"/>
      <text:p text:style-name="P12">1109</text:p>
      <text:p text:style-name="P12"/>
      <text:p text:style-name="P56">18 January</text:p>
      <text:p text:style-name="P56"/>
      <text:p text:style-name="P56">I got stuck on my horse again today. It took a good 15 minutes for my horse attendants to get my fat ass off. I am learning to be more patient. In other news I am patiently waiting to invade Ui Maine and potentially spark the great war for Ireland.</text:p>
      <text:p text:style-name="P56"/>
      <text:p text:style-name="P57">23 February</text:p>
      <text:p text:style-name="P57"/>
      <text:p text:style-name="P57">Mael is such a kind soul. A true saint I am happy for the boy and he continues to make me question my inheritance questions. He is already my father’s position, does that not entitle him to the throne after me?</text:p>
      <text:p text:style-name="P57"/>
      <text:p text:style-name="P57">3 June</text:p>
      <text:p text:style-name="P57"/>
      <text:p text:style-name="P57">My son Cuan keeps interrupting me while I am busy at work. He is such an annoying brat! I will admit that I may feel more love for Mael.</text:p>
      <text:p text:style-name="P57"/>
      <text:p text:style-name="P57">10 July</text:p>
      <text:p text:style-name="P57"/>
      <text:p text:style-name="P57">Sinech was injured during sword practice today. I am told she will heal in time. I am pleased she was taking up an interest in warfare but unhappy that she was hurt.</text:p>
      <text:p text:style-name="P57"/>
      <text:p text:style-name="P58"><text:soft-page-break/>21 August</text:p>
      <text:p text:style-name="P58"/>
      <text:p text:style-name="P58">I have instructed my commanders to make preparations for a direct invasion of Ui Maine with a tenative start date of this spring. I am in honestly no hurry but I do not need to be wasting so much time.</text:p>
      <text:p text:style-name="P58"/>
      <text:p text:style-name="P58">1 December</text:p>
      <text:p text:style-name="P58"/>
      <text:p text:style-name="P58">Muslims have invaded Paris and brought with them a slow fever! There does not seem to be enough to occupy France but the streets of Paris are in flames!</text:p>
      <text:p text:style-name="P58"/>
      <text:p text:style-name="P13">1110</text:p>
      <text:p text:style-name="P13"/>
      <text:p text:style-name="P58">8 February</text:p>
      <text:p text:style-name="P58"/>
      <text:p text:style-name="P58">My youngest sister Caintigern has just turned 16. She was only 9, younger than Mael now, when <text:span text:style-name="T7">our</text:span> father died. <text:span text:style-name="T7">She is deppressed and lazy. I will send her to marry the son of Donnchad, </text:span></text:p>
      <text:p text:style-name="P58"/>
      <text:p text:style-name="P59">18 March</text:p>
      <text:p text:style-name="P59"/>
      <text:p text:style-name="P59">Colman mac Donnchad and Caintigern nic Mael were wed today.</text:p>
      <text:p text:style-name="P59"/>
      <text:p text:style-name="P59">24 March</text:p>
      <text:p text:style-name="P59"/>
      <text:p text:style-name="P59">Our forces being ready for war and the weather being ripe for conquest I muster our men and intend to invade Ui Maine.</text:p>
      <text:p text:style-name="P59"/>
      <text:p text:style-name="P59">7 April</text:p>
      <text:p text:style-name="P59"/>
      <text:p text:style-name="P59">I am in Cill Dara with 1500 soldiers. We move to intercept the enemy crossing the River Shannon into Westmeathe. I have our expeditionary force of 1900 led by my commanders crossing the River most upstream in Briefe and then down on the western side into county Ui Maine</text:p>
      <text:p text:style-name="P59"/>
      <text:p text:style-name="P60">28 April</text:p>
      <text:p text:style-name="P60"/>
      <text:p text:style-name="P60">Our forces skirmish along the eastern banks of the River Shannon in Westmeate. My commanders have begun raiding the county of Ui Maine. Meanwhile the rest of Ireland turns a blind eye. The might of Midde is undisputed and many worry that we will take the whole island. That is of course the plan…</text:p>
      <text:p text:style-name="P60"/>
      <text:p text:style-name="P60">8 May</text:p>
      <text:p text:style-name="P60"/>
      <text:p text:style-name="P60">Our enemy is shattered and flee from us. <text:s/>I personally led the final charge with our great heavy infantry. I am convinced that the heavy infantry is the backbone of our great Midde Ireland military. As our enemy flees I will regroup and cross into Ui Maine. We captured the son of the old earl in battle and I had his arm cut off. After I went to Cecile mother of Mael and cut her arm off as well! Hah</text:p>
      <text:p text:style-name="P60"/>
      <text:p text:style-name="P60">21 May</text:p>
      <text:p text:style-name="P60"/>
      <text:p text:style-name="P60"><text:soft-page-break/>I have joined my second army in Ui Maine crossing the Shannon by boat last week. Our forces outnumber theirs 4 to 1.</text:p>
      <text:p text:style-name="P60"/>
      <text:p text:style-name="P61">7 September</text:p>
      <text:p text:style-name="P61"/>
      <text:p text:style-name="P61">The enemy had invaded Dublin so I took half my men from Ui Maine back into Midde Ireland and routed them again. I will pursue them into Kingdom Laigan.</text:p>
      <text:p text:style-name="P61"/>
      <text:p text:style-name="P61">20 October</text:p>
      <text:p text:style-name="P61"/>
      <text:p text:style-name="P61">I have returned again to the county of Ui Maine. The people aknowledge my lordship and I now await the surrender of the various terrorist cells throughout the county.</text:p>
      <text:p text:style-name="P61"/>
      <text:p text:style-name="P61">3 December</text:p>
      <text:p text:style-name="P61"/>
      <text:p text:style-name="P61">We return in time for Chirstmas, Ui Maine is mine! <text:span text:style-name="T8">I will grant my son Cuan the county of Meathe as he is my heir apparent.</text:span></text:p>
      <text:p text:style-name="P61"/>
      <text:p text:style-name="P14">1111</text:p>
      <text:p text:style-name="P14"/>
      <text:p text:style-name="P62">3 January</text:p>
      <text:p text:style-name="P62"/>
      <text:p text:style-name="P62">A daughter was born to my sister Caintigern and Colman son of Donnchad. A sickly child Mor is her name. I doubt she will survive childhood.</text:p>
      <text:p text:style-name="P62"/>
      <text:p text:style-name="P63">16 September</text:p>
      <text:p text:style-name="P63"/>
      <text:p text:style-name="P63">I have completed a great re-structuring program for our armed forces ensuring they will be better equipped and with better equipment.</text:p>
      <text:p text:style-name="P63"/>
      <text:p text:style-name="P64">28 September</text:p>
      <text:p text:style-name="P64"/>
      <text:p text:style-name="P64">King Olav has passed on. His empire has been split along the same lines as before when Hardride died. The surprise is that my own nephew is King of England! Caintigern has married into the most powerful family in Western Europe and is now Queen of England. I think soon I will be King of Ireland!</text:p>
      <text:p text:style-name="P64"/>
      <text:p text:style-name="P65">25 October</text:p>
      <text:p text:style-name="P65"/>
      <text:p text:style-name="P65">I have made a grand decree:</text:p>
      <text:p text:style-name="P65"><text:tab/>Hear ye all lords, bishops, and Earls of Midde Ireland! I King Ercaid declare that succesion of my kingdom will not be decided by the old gavelkind laws in favor of my new law. Under election I will decide (elect) my heir. I have selected my daughter Sinech as the future Queen of Midde, her husband to be my nephew Mael will be King this is my decree obey and protect the king!</text:p>
      <text:p text:style-name="P65"/>
      <text:p text:style-name="P66">23 December</text:p>
      <text:p text:style-name="P66"/>
      <text:p text:style-name="P66">After speaking with Mael we have decided that my new law will be upheld and he will be King after Me. This is fair and I trust Cuan to understand once he reaches of age.</text:p>
      <text:p text:style-name="P66"><text:soft-page-break/></text:p>
      <text:p text:style-name="P15">1112</text:p>
      <text:p text:style-name="P15"/>
      <text:p text:style-name="P66">25 July </text:p>
      <text:p text:style-name="P66"/>
      <text:p text:style-name="P66">Fenella has told me she no longer wishes me for a lover… <text:span text:style-name="T9">I told the guards to arrest their queen which was not done… she has fled to her homeland of Scottland and now the court sees me having failed. Im so FUCKING ANGRY GOD DAMMIT! This is my first faux-paux of palace intrigue.</text:span></text:p>
      <text:p text:style-name="P66"/>
      <text:p text:style-name="P67">26 July</text:p>
      <text:p text:style-name="P67"/>
      <text:p text:style-name="P67">I will see that WHORE DEAD if it’s the last thing I do! She could have been Queen of Ireland that FUCKING SLUT!</text:p>
      <text:p text:style-name="P53"/>
      <text:p text:style-name="P68">21 October</text:p>
      <text:p text:style-name="P68"/>
      <text:p text:style-name="P68">Mael’s 16 birthday! He is become a man at last! Mael has become quite a skilled tactician and diplomat. I have moved to have him promoted to Marshall of Midde Ireland to prepare himself to one day be King. He is not as stressed as his father was and all in all I believe I have raised him well. He is brave, kind, temperate, honest, and charitable. His father my brother passed away nearly 16 years ago and still I miss him bitterly. The calamity at my court has calmed down somewhat but still I must be careful of where I step or mistep rather. This plotting against my wife will do me no good. I will simply let her go and search for a new lover…</text:p>
      <text:p text:style-name="P68"/>
      <text:p text:style-name="P16">1113</text:p>
      <text:p text:style-name="P16"/>
      <text:p text:style-name="P16"/>
      <text:p text:style-name="P69">18 January</text:p>
      <text:p text:style-name="P69"/>
      <text:p text:style-name="P69">Donnchad has informed me that there is a plot agains my life led by my sister Graine and it is fairly serious. I am half wondering whether I should go into hiding. It is unwise to cower but I have royally messed up by demmanding my wife’s head on a platter…. The people may never forgive me.</text:p>
      <text:p text:style-name="P69"/>
      <text:p text:style-name="P69">18 March</text:p>
      <text:p text:style-name="P69"/>
      <text:p text:style-name="P69">I confronted Dubgilla the daughter of Caicher about trying to have me murdered. She denied any knowledge then we had sex. GOD it felt so good! My first in over a year. I hope to see her more often…</text:p>
      <text:p text:style-name="P69"/>
      <text:p text:style-name="P69">8 April</text:p>
      <text:p text:style-name="P69"/>
      <text:p text:style-name="P69">Since Fenella left me and my court I have been eating less and now I am not even fat anymore!</text:p>
      <text:p text:style-name="P69"/>
      <text:p text:style-name="P71">29April</text:p>
      <text:p text:style-name="P71"/>
      <text:p text:style-name="P71"><text:s/>I have Dubgilla lead the church services now. I never paid so much attention in my life!</text:p>
      <text:p text:style-name="P70"/>
      <text:p text:style-name="P70"><text:soft-page-break/>16 May</text:p>
      <text:p text:style-name="P70"/>
      <text:p text:style-name="P70">How curious. Norwegian soldiers attacking England. They claim it is to put the King of Norway on the throne of England but… its the Uncle of my Nephew for christs sake! I suspect it is only to look the English countryside.</text:p>
      <text:p text:style-name="P70"/>
      <text:p text:style-name="P70">26 July</text:p>
      <text:p text:style-name="P70"/>
      <text:p text:style-name="P70">I have made my intentions to annex Connachta and despose of their King within the coming months. (In the spring I hope but may have to be pushed back) Mael has begun a massive recruiting effort to this end. I hope that soon Ireland will bow without bloodshed.</text:p>
      <text:p text:style-name="P70"/>
      <text:p text:style-name="P72">10 November</text:p>
      <text:p text:style-name="P72"/>
      <text:p text:style-name="P72">My daughter Sinech is quite patient. Good! She will wait obediently for her turn as Queen.</text:p>
      <text:p text:style-name="P72"/>
      <text:p text:style-name="P17">1114</text:p>
      <text:p text:style-name="P17"/>
      <text:p text:style-name="P72">28 February</text:p>
      <text:p text:style-name="P72"/>
      <text:p text:style-name="P72">I have decided to wait another year for my invasion. With the court and my vassals on edge I cannot risk an extended ground war or even worse a defeat with my servants in this condition. I will focus on the strength of our armies and then attack when the opprotunity presents itself.</text:p>
      <text:p text:style-name="P72"/>
      <text:p text:style-name="P72">5 April</text:p>
      <text:p text:style-name="P72"/>
      <text:p text:style-name="P72">My son Cuan is strong, dilligent, and brave. Every day he spends hours with his sword determined to be a great knight of Ireland.</text:p>
      <text:p text:style-name="P72"/>
      <text:p text:style-name="P73">1 September</text:p>
      <text:p text:style-name="P73"/>
      <text:p text:style-name="P73">The power of Norway is here to stay. They destroy the lives of the English. Invade Scottland from both the north and the south, AND they are taking Anjou south of Normandy from the French. I have no hope that my Nephew would spare our realm. If Ireland cannot be unified we will be destroyed by the Norwegians. Our culture will be lost and our lands will be taken for their rule. I finnaly understand why my father was so obbsesed with “Ireland for the Irish” stuff. It is our only chance for survival.</text:p>
      <text:p text:style-name="P73"/>
      <text:p text:style-name="P74">10 December</text:p>
      <text:p text:style-name="P74"/>
      <text:p text:style-name="P74">I cought Sinech reading the scriptures this morning. She is much more like my father than like me. But this is probably a good thing. I am trying my best to overcome my demons…</text:p>
      <text:p text:style-name="P74"/>
      <text:p text:style-name="P18">1115</text:p>
      <text:p text:style-name="P75"/>
      <text:p text:style-name="P76">21 February</text:p>
      <text:p text:style-name="P76"/>
      <text:p text:style-name="P76">Mael is absolutely furious with me. It is understandable now that he is fully of age and realizes his position in my realm. He is heir to my throne on the only condition that he share it with my daughter. <text:soft-page-break/>He has not spoken to me in weeks and has begun reffering to me as a tyrant! Whats worse I am to understand he will not fight with me in my war! Granting him the titles were his birthright and I raised him! How could he be so disrespecful to me!?! I heard he has been in contact with my sister Griane in Hungrary where she seeks to dispose of me. I have sent a rather formal letter to my son requesting he swear off trying to kill me or to take the thrown by his own power. Big boy words must be backed with big boy action.</text:p>
      <text:p text:style-name="P76"/>
      <text:p text:style-name="P76">23 February</text:p>
      <text:p text:style-name="P76"/>
      <text:p text:style-name="P76">A reply: </text:p>
      <text:p text:style-name="P76"><text:tab/>Thank you for reminding me of my duties and obligations as your vassal. You are right, of course and for the foreseeable future I will not participate in any conspiracies against your rule</text:p>
      <text:p text:style-name="P76"/>
      <text:p text:style-name="P76">I believe him…</text:p>
      <text:p text:style-name="P76"/>
      <text:p text:style-name="P76">5 May</text:p>
      <text:p text:style-name="P76"/>
      <text:p text:style-name="P76">I cought Cuan fighting with other children today… He was beating the snot out of them, I rather liked to watch. <text:span text:style-name="T10">War for Connachta may be more difficult than I initially imagined. The current King is backed by several welsh kingdoms and the isles off Scottland. I cannot manage a two front war with my current army. I will bide my time and build up our forces!</text:span></text:p>
      <text:p text:style-name="P76"/>
      <text:p text:style-name="P77">22 June</text:p>
      <text:p text:style-name="P77"/>
      <text:p text:style-name="P77">My lover Dubgilla is pregnant but she is married to my chancellor, the man I had sent from France who is hard at work legalizing my claim on Ireland with the other Kings of Ireland. I feel so bad for her and that she cannot reveal our love! I must see her.</text:p>
      <text:p text:style-name="P77"/>
      <text:p text:style-name="P77">4 September</text:p>
      <text:p text:style-name="P77"/>
      <text:p text:style-name="P77">Talan my tax collector was beaten savagely today. I have ordered him to supurvise the construction of our new barraks instead.</text:p>
      <text:p text:style-name="P77"/>
      <text:p text:style-name="P78">23 September</text:p>
      <text:p text:style-name="P78"/>
      <text:p text:style-name="P78">My daughter Maudhnait was born today. Funny thing is the chancellor thinks its his! Id be surprised if the old fucker can even get it up anymore let alone bang a woman like Dubgilla. But no matter after he is dead I will have her marry Cuan and my family will be all together again!</text:p>
      <text:p text:style-name="P78"/>
      <text:p text:style-name="P19">1116</text:p>
      <text:p text:style-name="P19"/>
      <text:p text:style-name="P78">17 February</text:p>
      <text:p text:style-name="P78"/>
      <text:p text:style-name="P78">My daughter Sinech told me today she deserved to be Queen. <text:span text:style-name="T11">FUCK she reminds me of her mother so much!</text:span> I beat her senseless. She has no idea how hard Ive worked to create this kingdom! She is an ungrateful brat. She has scars and now I have half a mind to turn the whole thing over to Cuan seing as Mael and now Sinech are so disrespectful…</text:p>
      <text:p text:style-name="P78"/>
      <text:p text:style-name="P79"><text:soft-page-break/>4 April</text:p>
      <text:p text:style-name="P79"/>
      <text:p text:style-name="P79">If I were to die today I do not know who would inherit. There would probably be a war. Cuan is only 8 but already his mayors are very loyal to him and Im sure would fight a war agai<text:span text:style-name="T12">nst</text:span> my adopted son Mael’s claim. I have not made anything public but both Mael and Sinech understand I am upset with them. I can only hope this comes to pass. King Ale of Norway has taken the county of Ross from Scottland but failed in their expansion of Normandy. In England they have conquered and pilliaged as far as Lancaster but in a surprising turn of events the British have invaded Norway proper! For the first time in hundreds of years, certainly since Emperor Hardride of the North has Fortress Norway been breached and its fat and rich citizens exposed to the evil their empire has brought to our fair isles. I can only hope that the English prevail…</text:p>
      <text:p text:style-name="P79"/>
      <text:p text:style-name="P79">5 June</text:p>
      <text:p text:style-name="P79"/>
      <text:p text:style-name="P79">Cuan told me he wishes to be king…. I told him that the best man for Ireland will be her king. He swore to me that man was he. He is an ambitious little bastard in a way Mael has never been. His eyes shine with the light of my dynasty. I <text:span text:style-name="T12">do believe I </text:span>will announce him to be my preffered heir should he survive to be 16.</text:p>
      <text:p text:style-name="P79"/>
      <text:p text:style-name="P80">15 September</text:p>
      <text:p text:style-name="P80"/>
      <text:p text:style-name="P80">Being a father is much harder than aspiring to be King of Ireland. Today I look back at my life in the rear-view. As a young man I had so much fire in my belly that has cooled much. Loosing my wife has been an increadible struggle and the fallout among my court is beyond repair. I am beginning to sympathize with my grandfather Conchobar “the evil” I have heard all the stories how he had my uncle murdered in the dungeons, his own bastard son thrown from the tower of Cill Dara and of course is rediculous defeat at the hands of the very people who I am now King of. (Dubliners…) He also lost his lover, my grandmother Grainne. It is the worst kind of pain imaginable and has been the primary contributing factor to the slowing of my perpetual mission. To fulfil my father’s mission and unite Ireland under MY rule!</text:p>
      <text:p text:style-name="P80"/>
      <text:p text:style-name="P81">31 October</text:p>
      <text:p text:style-name="P81"/>
      <text:p text:style-name="P81">When my thoughts turn to Dubgilla I can only think of disgust. Our daughter is a disgrace to my name and I have decided she will not be Cuan’s wife. He deserves much better, much more. I will no longer see Dubgilla in my chambers tho she will be welcome to stay in my court, so long as she continues to keep my chancellor content.</text:p>
      <text:p text:style-name="P81"/>
      <text:p text:style-name="P81">27 December</text:p>
      <text:p text:style-name="P81"/>
      <text:p text:style-name="P81">My christmas card from Mael was addressed to “King Ercaid the Cuel” insufferable shit… hes lucky we’re family or I’d have his dick lopped off…</text:p>
      <text:p text:style-name="P81"/>
      <text:p text:style-name="P20">1117</text:p>
      <text:p text:style-name="P20"/>
      <text:p text:style-name="P82">5 July</text:p>
      <text:p text:style-name="P82"/>
      <text:p text:style-name="P82"><text:soft-page-break/>My son Cuan has become quite greedy. I tried to beat it out of him but I only enraged him and for a moment feared he would beat me back… He is strong.</text:p>
      <text:p text:style-name="P82"/>
      <text:p text:style-name="P83">2 September</text:p>
      <text:p text:style-name="P83"/>
      <text:p text:style-name="P83">Though England seems all but lost to Norwegian invastion and the Norse men hold the county of Ross from Scottland all is not lost. King Olav, my nephew, of England has organized an alliance of Scottland, France, and Sweden to check the power of King Ale of Norway. We can only hope that Ale is defeated and England remains English. The fate of my own kingdom depends on the outcome of this conflict.</text:p>
      <text:p text:style-name="P83"/>
      <text:p text:style-name="P83">22 November</text:p>
      <text:p text:style-name="P83"/>
      <text:p text:style-name="P83">I have commanded a new training ground be constructed and have charged my tax collector Talan with its construction. My soldiers are no longer the un-stoppable force they were in my prime. The army of Midde Ireland has decreased drastically since the conquest of Ui Maine 6 years ago. And my rule is much weaker now, Mael while shrinking from actual rebellion operates nearly independently of me, sending only occasional tithes and resplies to my messages. Nonetheless I do think him and my daughter Sinech are the rightful heirs to my kingdom, though perhaps Cuan would be a better King…</text:p>
      <text:p text:style-name="P83"/>
      <text:p text:style-name="P84">27 December</text:p>
      <text:p text:style-name="P84"/>
      <text:p text:style-name="P84">At our family holiday feast Donnchad mayor of Dublin related to me a story of my Grandfather Earl Conchobar the evil of Cill Dara. He told me that he was quite young only a lad when my granddad sat on the throne but that he remembers when his own father was exiled (a mistake to be sure but does not warrant the murder nonetheless…) and even the day his own bastard son was thrown from the window “That was the first dead person I ever saw….” he went on to warn me that my own actions had been seen by many to be tyranical and in the same vein as my grandfathers and that while Donnchad would always be loyal to the son of Mael the Wise I ought to tread much more lightly and be of more cheer lest the same fate befall me as my grandfather…</text:p>
      <text:p text:style-name="P84"/>
      <text:p text:style-name="P21"/>
      <text:p text:style-name="P21">1118</text:p>
      <text:p text:style-name="P21"/>
      <text:p text:style-name="P84"/>
      <text:p text:style-name="P79"/>
      <text:p text:style-name="P84">16 January</text:p>
      <text:p text:style-name="P84"/>
      <text:p text:style-name="P84">Today was a glorious day indeed. My daughter Sinech and Mael were married in my own castle. I doubled my promise that they shall be King and Queen of Midde and Mael even shook my hand and thanked me for his daughter (Though he knew perfectly well she had been his since her birth) Sinech looks so much like her mother, and so like her in countenance I cannot bear to have her around any longer and rejoice that they leave tommorow morning for Cill Dara.</text:p>
      <text:p text:style-name="P84"/>
      <text:p text:style-name="P85">23 March</text:p>
      <text:p text:style-name="P85"/>
      <text:p text:style-name="P85">Quite a surprise in the Norway fiasco. King Ale has been murdered. My nephew King Olav II of England is now the grand successor to Emporor Hardrade’s dynasty and de jure king of Norway. <text:soft-page-break/>However the Norwegian people have been thrown into revot only the capitol Bergenhus and a small province to the north remain loyal to the house of Hardrade and King Olav. The rest of Norway has declared the house of And decended from the old Viking chiefs as their King. Normandy refuses to bow to a King in England as does Ross and so they have sworn fealty to “King Haldor of And” Olav has abandoned the traditional English palace of London and moved his court to the very borders of the Scottish moors in Cumberland. Only time will tell what becomes of this split though at the moment neither side seems to want a continuation of their bloody war. Perhaps my nephew the King of England being half celt on his mother’s side will be the first true English Kind since Robert DiNormandie (though his loyalty was also questioned during his reign.)</text:p>
      <text:p text:style-name="P85"/>
      <text:p text:style-name="P86">8 September</text:p>
      <text:p text:style-name="P86"/>
      <text:p text:style-name="P86">It does seem that the fat has come back… I have turned my attention to finding a suitable bride for my son Cuan. I do not think he is destined to be my heir but I do want him to find a wonderful woman and bear strong sons for my family.</text:p>
      <text:p text:style-name="P86"/>
      <text:p text:style-name="P87">26 October</text:p>
      <text:p text:style-name="P87"/>
      <text:p text:style-name="P87">The new training fields have been completed and will be put into use immediately.</text:p>
      <text:p text:style-name="P87"/>
      <text:p text:style-name="P87"/>
      <text:p text:style-name="P22">1119</text:p>
      <text:p text:style-name="P22"/>
      <text:p text:style-name="P87">17 February</text:p>
      <text:p text:style-name="P87"/>
      <text:p text:style-name="P87">Italy is under attack! The muslims has invaded Sicily while Byzantium has attacked the eastern shores of Apulia. His holiness has decided to not get involved but even the thought of Muslims in Sicily is revolting. Meanwhile the Greeks invade and fight the Italians while the hordes of Rum throw themselves at the great city of Constantinople. Ahhh what terrible outcome of the great schism only 60 years ago that now Christians must kill christians instead of being united against Islam. Indeed his holiness Stephanus X of Roma is <text:span text:style-name="T13">not even recognized as the temporal leader of the church in Germany where the Kaiser proclaimed a german “holy roman papacy” based in Salzburg. Still the church is strong and among our people there is no question of Stephanus’ lordship. Should he call on us to defend Italy we would go.</text:span></text:p>
      <text:p text:style-name="P87"/>
      <text:p text:style-name="P88">5 April</text:p>
      <text:p text:style-name="P88"/>
      <text:p text:style-name="P88">A plague of slow fever has crept from Scottland into northern Ireland. I hope we stay safe…</text:p>
      <text:p text:style-name="P88"/>
      <text:p text:style-name="P88">7 June</text:p>
      <text:p text:style-name="P88"/>
      <text:p text:style-name="P88">A woman, Aelgifu of Mercia (English) has inspired a grand peasant’s revolt in England. She is of direct Celtic descent and swears to delive England for the English, that King Olav II is Norwegian by his Norewgian father and he is more concerned with his families estate in Bergenhus than the sacred city of London. He does not even hold court at Westminster how can he be our King of England. The people are decidely on her side however the vassals must be wary of joining a rebellion. Unfortunately my nephew King Olav is only <text:span text:style-name="T14">9 and his loyal vassals in the south seem to me unready to deal with this inssurection. Though I hate to see my nephew fall if he should be defeated and a Celtic monarchy </text:span><text:soft-page-break/><text:span text:style-name="T14">established it would sweeten my rule much. Though perhaps these new Celtic English may claim my fair Isle as their birthright as well…</text:span></text:p>
      <text:p text:style-name="P88"/>
      <text:p text:style-name="P89">27 July</text:p>
      <text:p text:style-name="P89"/>
      <text:p text:style-name="P89">The byzantine-Italian war has concluded. Emporor Traianos of Byzantium has captured the cities of Foggia and Apulia. He has commited to being satisfied with his gains and maintains they were only needed out of a trade necessity and that he respects the independence of our catholic institutions… I have heard no word of his commitement against the Fatmid muslims in Sicily… Genoa on the other hand has taken the offensive and landed ships along the norther coast of Africa in an attempt to flex on the Fatmids. This raiding has established the larges<text:span text:style-name="T22">t</text:span> Italian presences on the African coast since the days of Rome…</text:p>
      <text:p text:style-name="P89"/>
      <text:p text:style-name="P89">14 November</text:p>
      <text:p text:style-name="P89"/>
      <text:p text:style-name="P89">Cumberland is overrun by the revolt and the boy King Olav II has fled aboard a fleet of galleys.</text:p>
      <text:p text:style-name="P89"/>
      <text:p text:style-name="P23">1120</text:p>
      <text:p text:style-name="P23"/>
      <text:p text:style-name="P90">21 April</text:p>
      <text:p text:style-name="P90"/>
      <text:p text:style-name="P90">Amazing tidings! The daughter of William the Conqueror, a 23 year old bachellorette who has been shunned by all other noble suitors for her relation to such a controversial character as her father has agreed to marry my son Cuan when he comes of age. Though he is nearly 10 years her younger this marriage will declare to the world that my family is powerful and the rightful rulers of Ireland!</text:p>
      <text:p text:style-name="P90"/>
      <text:p text:style-name="P91">2 June</text:p>
      <text:p text:style-name="P91"/>
      <text:p text:style-name="P91">The bout of slow fever seems to have subsided. My people were unaffected but I remember my father and sisters caught it 20 years ago and <text:span text:style-name="T22">it</text:span> nearly killed them.</text:p>
      <text:p text:style-name="P91"/>
      <text:p text:style-name="P91">8 August</text:p>
      <text:p text:style-name="P91"/>
      <text:p text:style-name="P91">At the request of Muirchar<text:span text:style-name="T22">t</text:span>ach brother of Mayor Donnchad and master of the churches of Dublin I have relented to sponsor a miracle play depicting the nativity. It is money that would be better spent on castle improvements but I remember the warning of Donnchad and that their father was one of my grandfather’s murderers so I decide that keeping everyone happy, to a certain extent, is the move.</text:p>
      <text:p text:style-name="P91"/>
      <text:p text:style-name="P91">12 August</text:p>
      <text:p text:style-name="P91"/>
      <text:p text:style-name="P91">An envoy from Scottland returns to inform me my wife has become increadibly fat! This is funny but not of my concern. What she does with her body is her choice as she will not stand to see me again, nor will the pope grant me a divorce, so we stay legally intertwined but physically seperated. After all these years I would like to wish her well and I am glad my anger has subsided. Hopefully the people will forgive me for my outburst before I die…</text:p>
      <text:p text:style-name="P91"/>
      <text:p text:style-name="P92">13 December</text:p>
      <text:p text:style-name="P92"/>
      <text:p text:style-name="P92"><text:soft-page-break/>I have had our books of law completely re-written. The contnet stays much the same but they are much easier to read now. The English Civil War has torn their country between Cumberland and Oxford apart. My nephew survives but many say he fled to Norway. Once again the Norwegian battle flag flys over the fields and hills of England and once again the native English loose their lives defending their homeland. What motions Emperor Hardrade of the North set in motion. His grandson, my nephew, has granted that most of Norway is seperate from his lands and seeks only to rule in England so I feel drawn to his cause but I would never intervene. My forces are diminutive compared to the great armies of Norway and England.</text:p>
      <text:p text:style-name="P92"/>
      <text:p text:style-name="P24">1121</text:p>
      <text:p text:style-name="P24"/>
      <text:p text:style-name="P24"/>
      <text:p text:style-name="P24"/>
      <text:p text:style-name="P93">8 January</text:p>
      <text:p text:style-name="P92"/>
      <text:p text:style-name="P92">Catholic victories in Hispania by the Kingdoms of Galicia, <text:span text:style-name="T15">Castille, Barcelona, and the French have driven the infidels to the southern quorter of the penninsula. Meanwhile Orthodoxy (Christians who disobey his holiness) has taken root in Italy and I hear that great forces from the far east threaten all of Europe and the great sultan of Rum musters troops some 50 miles from Constantinople. The emporor of Byzantium renewed by his solidifications on the Eastern coast of Italy has launched a campaign to bring back some of his outer provinces to his realm from the muslims. He has crossed into Asia Minor with a great host and hopes to push them back at least 100 miles from Constantinople. Though he has moved his capitol far from the grand city into the Pelopenesse I have hope in his strength. The greatest Emporor Byzantium has seen in generations…</text:span></text:p>
      <text:p text:style-name="P92"/>
      <text:p text:style-name="P94">25 September</text:p>
      <text:p text:style-name="P94"/>
      <text:p text:style-name="P94">My god how life flys by… Already I am now a fat 40 year old and my 41<text:span text:style-name="T4">st</text:span> is in a few short weeks. Mael and Sinech have welcomed a daughter Aine and their marriage is a happy one. Neither Mael nor Sinech seem angry at me though they also do not praise my name. I am sure they are worried I would favor Cuan over them for the throne (especialy with Sinech looking so much like her mother…) but until Cuan can show me his true worth or more of Ireland fall under my sway my decision to bequeth my lands to Mael and Sinech is ultimate. Together in Aine is preserved the dynasty of my father Mael the Wise who inspired me to undertake my great mission. Though most of my life has already run it’s course I am still somewhat confidant I can see through to the end the unification of Ireland. Our Isle is not so big already I control some quarter of her lands and if I could see through the conquest of Conchata I do believe the other kings, earls, and chiefs would swear alligience to me.</text:p>
      <text:p text:style-name="P94"/>
      <text:p text:style-name="P94">2 November</text:p>
      <text:p text:style-name="P94"/>
      <text:p text:style-name="P94">The wife of Donnchad has died. I am very sorry for his loss, theirs was a happy marriage free of the distance felt so often between my wife and I….Or myself and Dubgilla. Perhaps I am cruel, heart made of stone, unable to love others as they ought to be loved…</text:p>
      <text:p text:style-name="P94"/>
      <text:p text:style-name="P95">6 November</text:p>
      <text:p text:style-name="P95"/>
      <text:p text:style-name="P95"><text:soft-page-break/>I cought Cuan coming out of the dungeons with a bloody knife. I saw so much of myself in the boy, we returned and I showed him my preffered methods of torture and he howled with glee. We are indeed cruel and he is no doubt my son…</text:p>
      <text:p text:style-name="P95"/>
      <text:p text:style-name="P95">13 December</text:p>
      <text:p text:style-name="P95"/>
      <text:p text:style-name="P95">Talan my tax collector has passed away… I will need to send for another to be brought from continental Europe as I know of nobody in my court who wants the job.</text:p>
      <text:p text:style-name="P95"/>
      <text:p text:style-name="P25">1122</text:p>
      <text:p text:style-name="P25"/>
      <text:p text:style-name="P25"/>
      <text:p text:style-name="P95">2 February</text:p>
      <text:p text:style-name="P95"/>
      <text:p text:style-name="P95"/>
      <text:p text:style-name="P95">At great expense to my kingdom I have sent for a skilled and learned man from Poland to be sent for and arrive at my court. He flees the wartorn lands of Silessia where the Kaisar has been raiding and seems content with life here. He is of course displeased that he is so far from home but the money is good and he seems well prepared for the job. I have set him about his first job: to re-finish the levy’s keep and raise the funds himself from the townspeople. He assured me there would be no delay.</text:p>
      <text:p text:style-name="P95"/>
      <text:p text:style-name="P96">17 April</text:p>
      <text:p text:style-name="P96"/>
      <text:p text:style-name="P96">Stephanus X has died in his bed. Sergius V has been elected the new Pope. Though I doubt he would grant my divorce either.</text:p>
      <text:p text:style-name="P96"/>
      <text:p text:style-name="P96">5 July</text:p>
      <text:p text:style-name="P96"/>
      <text:p text:style-name="P96">The Kingdom of Castille has taken Grenada. For the first time in 400 years a Euorpean crown is held in the city on the southern shore of Hispania. With the wanning influence of the Shia Fatmid (Egypt) dynasty (with the notable exception of their Sicilian campaign) perhaps western europe is safe from the infidels. And indeed in the east it looks good as well the Byzantine Emperor is by all accounts keeping them back and the Sultan of Rum does not challenge him with the greater armies out of Persia, yet.</text:p>
      <text:p text:style-name="P96"/>
      <text:p text:style-name="P97">2 August</text:p>
      <text:p text:style-name="P97"/>
      <text:p text:style-name="P97">The situation in England continues to deteriorate… the entire Kingdom seems ready to fall apart. Perhaps William’s unification some 50 years ago was a mistake and that the people are ultimately uncooperative. I believe Irish to be more similar to eachother than Englishmen but perhaps what I pursue is folly. What if I were to unite Ireland only for it to fall into chaos 50 years later under my grandsons…</text:p>
      <text:p text:style-name="P97"/>
      <text:p text:style-name="P98">10 December</text:p>
      <text:p text:style-name="P98"/>
      <text:p text:style-name="P98">Across the Channel of St. George it is a free for all… Welsh, Irish, Norwegian, English all killing each other all loyal to one one day and the next to none. The Civil War has spread even to Norway where both Olav and the house of And are challenged. Normandy, once a secure and serene people who pledged their alliegience to Emperor Hardrade after his English conquest are devolving into their own <text:soft-page-break/>civil war drawn on the same arbitary lines that have emboldened the, by my count, 5 different and independent factions vying for the power vacuum ultimately created by Hardrade’s death…</text:p>
      <text:p text:style-name="P98"/>
      <text:p text:style-name="P26">1123</text:p>
      <text:p text:style-name="P26"/>
      <text:p text:style-name="P98">24 January</text:p>
      <text:p text:style-name="P98"/>
      <text:p text:style-name="P98">Already the pole has seen the keep transformed and renovated. The army is greatly please and the tax collector has shown his worth…</text:p>
      <text:p text:style-name="P98"/>
      <text:p text:style-name="P99">13 April</text:p>
      <text:p text:style-name="P99"/>
      <text:p text:style-name="P99">I am ashamed to admit that Laigan now has the grandest army in the western isles. We have fallen quite behind. Now a proxy war is raged in the Soreyar Isels between the forces of Soctland/Laigan and Soreyar natives backed by the kingdom of Connachta. Now would be an opprotune time to strike but still I fear diving myself and my secure kingdom into the dogfight that is English politics at the moment. I hope the old king of Connachta will die so that I can claim myself as a better ruler than his son and in that angle avoid the Ire of greater powers.</text:p>
      <text:p text:style-name="P99"/>
      <text:p text:style-name="P100">6 May</text:p>
      <text:p text:style-name="P100"/>
      <text:p text:style-name="P100">My son came to see me on his 16<text:span text:style-name="T4">th</text:span> birthday. This is the traditional day where children are given the status of adulthood and the date my father granted my brother Cuan the county of Cill Dara. I had already named my son Earl of Meathe and Breife years ago but when he stormed into my dining hall I was afraid of the look in his face. He said “father I am now a man of 16 years, you have decided it is best for Mael to be King after you and this wish I will respect. Less your decision to deprive me a wife but one thing I cannot tolerate. You let Mael lead the armies while he has no skill for the art of war as I do. You have seen my skill with a blade, my thirst for harming my enemies, and Mael <text:span text:style-name="T16">may as well be a saint! For God’s sake I saw him writing poetry on the training field the other day. From today on I expect you to name me Marshall of Midde Ireland and allow Mael to attend to his oh so important writing and sitting!” Of course I relented, and Mael will understand. Cuan is now a man and though not to inherit my throne is still my firstborn son and deserves a position worthy of his status. High Commander of Midde is a worthy title indeed.</text:span></text:p>
      <text:p text:style-name="P100"/>
      <text:p text:style-name="P101">28 May</text:p>
      <text:p text:style-name="P101"/>
      <text:p text:style-name="P101">Cuan has declared publically he deserves to be King and that he is my rightful heir. He tells people he will defeat the forces of Mael and I combined should we seek to stop him. I have decided to back my son…. I held court today and told my envoy send word to Mael and Sinech, Cuan will be given the kingdom…</text:p>
      <text:p text:style-name="P101"/>
      <text:p text:style-name="P101">12 June</text:p>
      <text:p text:style-name="P101"/>
      <text:p text:style-name="P101">By my estimate the English Civil War has become dominated by Norwegians. Gone is the spirit heard in the patriotic cries of Aelgifu. Now it is my nephew secure again in Cumberland dealing with various factions led by various Noregian and Norman Vassals all using the scapegoat of Independence to make the English kill themselves…</text:p>
      <text:p text:style-name="P101"/>
      <text:p text:style-name="P102"><text:soft-page-break/>14 August</text:p>
      <text:p text:style-name="P102"/>
      <text:p text:style-name="P102">Sergius V the new pope has called for a new crusade for Jerusalem! <text:s/>I belive the new papacy seems to be on friendlier terms with Byzantium and we are to aid them in pushing back the Muslim hordes from Constantinople. Perhaps one day all chirstians will unite but today at least Catholics will begin preparations for another siege of Jerusalem in the heart of Rum…</text:p>
      <text:p text:style-name="P102"/>
      <text:p text:style-name="P102">17 October</text:p>
      <text:p text:style-name="P102"/>
      <text:p text:style-name="P102">A growing anger at my choices for an heir has led to a large number of men especially in Cill Dara pledging to take up arms to install Mael as the heir. Civl war is certainly in the air these days...troublesome. I will of course do anything it takes to avoid war but at the end of the day I certainly fear Cuan more than Mael.</text:p>
      <text:p text:style-name="P102"/>
      <text:p text:style-name="P102">26 October</text:p>
      <text:p text:style-name="P102"/>
      <text:p text:style-name="P102">Cuan surprised me today. He came to me in private and told me that he supports Mael for King! He says that to change my mind after so many years of declaring him and his sister/wife the future of Midde Ireland it is unwise to nominate Cuan. Hearing the words come out of his mouth I nearly fell on my face. I agreed and at once declared Mael and Sinech are the successors.</text:p>
      <text:p text:style-name="P102"/>
      <text:p text:style-name="P103">8 November</text:p>
      <text:p text:style-name="P103"/>
      <text:p text:style-name="P103">The son of Cathan asked me persmission to duel Colman. <text:span text:style-name="T17">I had him banished for even asking such a terrable question.</text:span></text:p>
      <text:p text:style-name="P103"/>
      <text:p text:style-name="P104">22 December</text:p>
      <text:p text:style-name="P104"/>
      <text:p text:style-name="P104">Something feels off. My family is gathered for the holidays but no one is Jolly. I have asked Donnchad the wise, and my spymaster, to please be extra alert. I fear dishonesty, disloyalty, or even treason.</text:p>
      <text:p text:style-name="P104"/>
      <text:p text:style-name="P27">1124</text:p>
      <text:p text:style-name="P27"/>
      <text:p text:style-name="P105">29 April</text:p>
      <text:p text:style-name="P105"/>
      <text:p text:style-name="P105">Last night our men in Breife observed the retreat of a badly bloodied and defeated army of Connachta. What else could I be waiting for!?! 43 and reigning for 13 years… All I have to brag about was ten years ago. Since my wife left me my ambition has all but died. If I so desired our soldiers could cross into Connachta with the full moon but I fear worse for further ailenating myself from them than I do dying know as a cruel has-been</text:p>
      <text:p text:style-name="P105"/>
      <text:p text:style-name="P105">5 July</text:p>
      <text:p text:style-name="P105"/>
      <text:p text:style-name="P105">Genoa has solidified their holdings into the province of Libya centered on the great city of Tripoli.</text:p>
      <text:p text:style-name="P105"/>
      <text:p text:style-name="P28">1125</text:p>
      <text:p text:style-name="P107"/>
      <text:p text:style-name="P107"/>
      <text:p text:style-name="P106"><text:soft-page-break/>5 January</text:p>
      <text:p text:style-name="P106"/>
      <text:p text:style-name="P106">I am simply letting time pass and biding my time. I am no longer a young man. Should we end up at war I will go but I am no longer pressing it as much as before. Again if the chance arises why not but I feel I may never be King of Ireland and that’s OK. I have been thinking about Dubgilla’s breasts again and think ill see if she might to play again soon… It’s been nearly 10 years since we last hooked up and I need to get LAID! Maudhneit has grown up into a kind and well spoken little girl. Most surprising is the old chancellor is still kicking (though hasnt done a lick of work in even more years…) AND doesnt know its not his daughter still!</text:p>
      <text:p text:style-name="P106"/>
      <text:p text:style-name="P108">12 Januar<text:span text:style-name="T19">y</text:span></text:p>
      <text:p text:style-name="P108"/>
      <text:p text:style-name="P109">We fucked last night! It was just as good as I remembered… Civil war has spread to France though England seems more and more loyal to Olav II as time passes. Still factions led by Olav and the house of And clash throughout Britain and Norway… <text:span text:style-name="T21">The war in France is the result of the death of their crippled king. His son is only 10 and many think he is unfit to rule.</text:span></text:p>
      <text:p text:style-name="P109"/>
      <text:p text:style-name="P109">6 March</text:p>
      <text:p text:style-name="P109"/>
      <text:p text:style-name="P109">The kingdoms of Hungary and Bohemia merged under the rule of King Arnost, brother of Graine’s husband. <text:span text:style-name="T19">Hungary is now indeed a great power and certainly a strong bulwark against the Kaiser and a powerful catholic force in eastern europe should Byzantium fail…</text:span></text:p>
      <text:p text:style-name="P109"/>
      <text:p text:style-name="P110">20 March</text:p>
      <text:p text:style-name="P110"/>
      <text:p text:style-name="P110">The pope himself sent a letter to my castle demanding I support his crusade. I feel personally that attacking Jerusalem again is a lost cause. During the reign of my father Jerusalem was held for all of what? 3 years? We ought to be reinforcing the byzantines in Asia Minor! Besides, why must I risk all my men when they are so few compared to Hispanic, Italian, and northern Kings armies? Had Ireland been unitd behind me perhaps a different conversation but I will have no part of this war, especially without being able to divorce that bitch my wife who I have not seen in over ten years…</text:p>
      <text:p text:style-name="P110"/>
      <text:p text:style-name="P111">15 May</text:p>
      <text:p text:style-name="P111"/>
      <text:p text:style-name="P111">Donnchad, mayor of Dublin has passed away. Orphaned as a young boy after his father hid in Wales after murdering my grandfather Donnchad was raised by my father before I was born. In 1079 it is written Donnchad was sent to be raised by my grandmother Grainne in Maels court in Cill Dara. Before serving as Marshall, tax collector, and spymaster I read my father had much difficulty finding a life for them. He was descended from the treasonous Dommnal but still family and my father felt he was responsible for them...it reminds me of that day some 30 years ago when I stepped in to raise Mael. I was only 5 when Donnchad began his tme as Marshall and I can only faintly recall the first of my father’s succesful wars. Apparently Lugaed was re-installed as commander of Cill Dara but <text:s/>Donnchad joined them for his first time in the trenches and he performed with exceptional bravery. From my father’s writings I see around the time I was 11 both Donnchad and Murcherach were mad at my father for their status as orphans but Im sure these feelings were fleeting, I never heard Donnchad personally say anything negative about my father and did not notice any hard feelings while I was growing up. <text:span text:style-name="T20">I certainly remember my father’s war for Dublin it was the first time I realized what great people we were and how grand my own destiny was, or seemed to me at the time. No force on the isles save Norway herself could have bested the army my father laid siege onto Dublin with at the time. I was not </text:span><text:soft-page-break/><text:span text:style-name="T20">present for the fighting but my father had me and my brother brought along with Lugaed and I remember the grand siege works and certainly Donnchad was there at our royal mess hall. In 1095 after 3 years of war Donnchad was declared the Mayor of Dublin, promising to remain loyal to Ireland (specifially the Midde) and oppose any Norwegian influence. In the next 8 years he and my father would become great friends, often going on hunts together and Donnchad is the one who convinced my father to move his royal court to Dublin. I was at this time a grown man and had begun my own command of the army. A letter sent from Donnchad himself told me of my father’s death and he attended my coronation in the front row. I remember being pissed at the ceremony of it all but to see Donnchad, my elder, bow to me assured me my rule would be a good one. Today is surely a sad day for our family and there will never be a more just mayor of Dublin than Donnchad mac Dommnall “The Faithful” Donnchad is survived by Dunlaith (the single) Coleman (my court chaplain and married to my sister Caintigern) Gormlaith (young and single...wish Cuan would marry her tbh cuz I love Donnchad so much) and Talorc only 16 years old who became acting mayor upon Donnchads death. I personally would have preffered the position go to someone a bit older but Talorc spoke up the loudest and fairest and is now without a doubt the new mayor. I will meet with him after a few days to speak about the implicatioins of his new post…</text:span></text:p>
      <text:p text:style-name="P111"/>
      <text:p text:style-name="P112">18 May</text:p>
      <text:p text:style-name="P112"/>
      <text:p text:style-name="P112">I will be needing a new spymaster… Donnchad was very loyal to me and always had his nose up in Dublin’s buisiness. He told me of my sister’s plot to kil me.</text:p>
      <text:p text:style-name="P112"/>
      <text:p text:style-name="P113">22 June </text:p>
      <text:p text:style-name="P113"/>
      <text:p text:style-name="P113">I have employed a man in Germany to conduct some espianauge for me in exchange for granting asylum to his family in my court. He is my new spymaster!</text:p>
      <text:p text:style-name="P113"/>
      <text:p text:style-name="P113">7 July</text:p>
      <text:p text:style-name="P113"/>
      <text:p text:style-name="P113">The crusade begins today. His holiness is surely pissed that I am not joining but at the end of the day, he is in Italy and I decide what is best for my people, not him. I wish the crusaders luck but feel their target is misguided as Muslims are still not 100 miles from Constantinople and the Byzantines have seen no progress on their war of border expansion in their 4 year campaign.</text:p>
      <text:p text:style-name="P113"/>
      <text:p text:style-name="P114">13 October</text:p>
      <text:p text:style-name="P114"/>
      <text:p text:style-name="P114">It has come to my attention Cuan seeks to have Aine killed. I have sent for her to stay with me. She is the direct decendent of Mael through my brother Cuan and myself combined. Cuan, my son, is much like me willing to do whatever it takes. Strange especially because he supports Mael for the throne, hell hes the reason why I support Mael for the throne.</text:p>
      <text:p text:style-name="P114"/>
      <text:p text:style-name="P3"/>
      <text:p text:style-name="P29">1126</text:p>
      <text:p text:style-name="P29"/>
      <text:p text:style-name="P2">14 October</text:p>
      <text:p text:style-name="P2"/>
      <text:p text:style-name="P2">King Ercaid was poisoned at his dinner table by an unknown killer. Ercaid is rememberd as a man who lost his way. In his first 10 years on the throne he nearly doubled his kingdom then spent 15 more years <text:soft-page-break/>getting fat and making bad descisions. His people will not forget that he wanted his own wife murdered though “Ercaid the Cruel” is certainly less disgraceful than his grandfather “Conchobar the Evil” His adopted son, Mael II son of Cuan the older, and grandson of Mael I the Wise the current Earl of Cill Dara will succed him as King of Midde Ireland. Mael does not lead the soldiers anymore and is seen by many as a weakling, though perhaps a harkening back to the more temperate rule of Mael I will be a cause of joy under Mael II</text:p>
      <text:p text:style-name="P106"/>
      <text:p text:style-name="P105"/>
      <text:p text:style-name="P105"/>
      <text:p text:style-name="P76"/>
      <text:p text:style-name="P74"/>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9:11:56.702326601</meta:creation-date>
    <dc:date>2019-04-28T08:56:00.521274711</dc:date>
    <meta:editing-duration>PT1H16M25S</meta:editing-duration>
    <meta:editing-cycles>11</meta:editing-cycles>
    <meta:generator>LibreOffice/6.1.5.2$Linux_X86_64 LibreOffice_project/10$Build-2</meta:generator>
    <meta:document-statistic meta:table-count="0" meta:image-count="0" meta:object-count="0" meta:page-count="24" meta:paragraph-count="339" meta:word-count="9754" meta:character-count="51317" meta:non-whitespace-character-count="41890"/>
  </office:meta>
</office:document-meta>
</file>